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6/3</text:p>
          </table:table-cell>
          <table:table-cell table:style-name="ce1" office:value-type="string" calcext:value-type="string">
            <text:p>2016/6/8</text:p>
          </table:table-cell>
          <table:table-cell table:style-name="ce1" office:value-type="string" calcext:value-type="string">
            <text:p>2017/6/2</text:p>
          </table:table-cell>
          <table:table-cell table:style-name="ce1" office:value-type="string" calcext:value-type="string">
            <text:p>2017/6/7</text:p>
          </table:table-cell>
          <table:table-cell table:style-name="ce1" office:value-type="string" calcext:value-type="string">
            <text:p>2018/6/7</text:p>
          </table:table-cell>
          <table:table-cell table:style-name="ce1" office:value-type="string" calcext:value-type="string">
            <text:p>2018/6/8</text:p>
          </table:table-cell>
          <table:table-cell table:style-name="ce1" office:value-type="string" calcext:value-type="string">
            <text:p>2019/6/1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SUM([.D3:.J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:.J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:.J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:.J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:.J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:.J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:.J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10:.J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11:.J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2:.J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3:.J13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D16:.J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7:.J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8:.J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9:.J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0:.J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1:.J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2:.J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23:.J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24:.J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5:.J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6:.J26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29:.J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0:.J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1:.J3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32:.J3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33:.J3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34:.J3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5:.J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6:.J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7:.J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8:.J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9:.J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0:.J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1:.J41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D44:.J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5:.J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D46:.J4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7:.J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8:.J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9:.J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0:.J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1:.J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2:.J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3:.J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54:.J54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7:.J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8:.J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9:.J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0:.J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1:.J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2:.J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63:.J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64:.J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65:.J65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8:.J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9:.J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0:.J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1:.J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2:.J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73:.J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74:.J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75:.J75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00/00/00</text:date>, <text:time style:data-style-name="N2" text:time-value="17:25:58.2305266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17:26:35.931581851</dc:date>
    <meta:editing-duration>PT19M38S</meta:editing-duration>
    <meta:editing-cycles>3</meta:editing-cycles>
    <meta:generator>LibreOffice/6.0.7.3$Linux_X86_64 LibreOffice_project/00m0$Build-3</meta:generator>
    <meta:document-statistic meta:table-count="1" meta:cell-count="395" meta:object-count="0"/>
  </office:meta>
</office:document-meta>
</file>